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700611BB49F616E1.png" manifest:media-type="image/png"/>
  <manifest:file-entry manifest:full-path="Pictures/10000001000004A3000003846CE8E6FA6F410BF1.png" manifest:media-type="image/png"/>
  <manifest:file-entry manifest:full-path="Pictures/10000000000009B000000DB43F9F59C62B0D63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ighVoltage Rough" fo:font-size="20pt" officeooo:rsid="000ea87f" officeooo:paragraph-rsid="000ea87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bbe33d" loext:opacity="100%" style:font-name="HighVoltage Rough" fo:font-size="96pt" officeooo:rsid="000ea87f" officeooo:paragraph-rsid="000ea87f" style:font-size-asian="96pt" style:font-size-complex="96pt"/>
    </style:style>
    <style:style style:name="P3" style:family="paragraph" style:parent-style-name="Standard">
      <style:paragraph-properties fo:text-align="center" style:justify-single-word="false"/>
      <style:text-properties fo:color="#bbe33d" loext:opacity="100%" style:font-name="HighVoltage Rough" fo:font-size="54pt" officeooo:rsid="000ea87f" officeooo:paragraph-rsid="000ea87f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color="#ff3838" loext:opacity="100%" style:font-name="HighVoltage Rough" fo:font-size="26pt" officeooo:rsid="000ea87f" officeooo:paragraph-rsid="000ea87f" style:font-size-asian="22.75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ffff00" loext:opacity="100%" style:font-name="GeosansLight" fo:font-size="26pt" fo:font-style="normal" fo:font-weight="bold" officeooo:rsid="0018a7cb" officeooo:paragraph-rsid="0018a7cb" style:font-size-asian="26pt" style:font-style-asian="normal" style:font-weight-asian="bold" style:font-size-complex="2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00" loext:opacity="100%" style:font-name="HighVoltage Rough" fo:font-size="26pt" officeooo:rsid="000ea87f" officeooo:paragraph-rsid="000ea87f" style:font-size-asian="22.75pt" style:font-size-complex="26pt"/>
    </style:style>
    <style:style style:name="T1" style:family="text">
      <style:text-properties officeooo:rsid="001ae52a"/>
    </style:style>
    <style:style style:name="T2" style:family="text">
      <style:text-properties officeooo:rsid="001c3cd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3" text:anchor-type="char" svg:x="-1.97cm" svg:y="-2cm" svg:width="20.969cm" svg:height="29.7cm" draw:z-index="0"><draw:image xlink:href="Pictures/10000000000009B000000DB43F9F59C62B0D636C.jpg" xlink:type="simple" xlink:show="embed" xlink:actuate="onLoad" draw:mime-type="image/jpeg"/></draw:frame></text:p>
      <text:p text:style-name="Standard"/>
      <text:p text:style-name="Standard"><draw:frame draw:style-name="fr1" draw:name="Immagine1" text:anchor-type="char" svg:y="0.139cm" svg:width="9.239cm" svg:height="7.001cm" draw:z-index="1"><draw:image xlink:href="Pictures/10000001000004A3000003846CE8E6FA6F410B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Nim Manuale</text:p>
      <text:p text:style-name="P3">da Battaglia</text:p>
      <text:p text:style-name="P1"/>
      <text:p text:style-name="P6">Ver 0.<text:span text:style-name="T2">6</text:span>.<draw:frame draw:style-name="fr1" draw:name="Immagine2" text:anchor-type="char" svg:y="2.3cm" svg:width="3.752cm" svg:height="3.752cm" draw:z-index="2"><draw:image xlink:href="Pictures/100000010000010000000100700611BB49F616E1.png" xlink:type="simple" xlink:show="embed" xlink:actuate="onLoad" draw:mime-type="image/png"/></draw:frame><text:span text:style-name="T2">0</text:span></text:p>
      <text:p text:style-name="P4"/>
      <text:p text:style-name="P4"/>
      <text:p text:style-name="P4"/>
      <text:p text:style-name="P4"/>
      <text:p text:style-name="P4"/>
      <text:p text:style-name="P5">Martin Andre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GeosansLight" svg:font-family="GeosansLight" style:font-family-generic="swiss" style:font-pitch="variable"/>
    <style:font-face style:name="HighVoltage Rough" svg:font-family="'HighVoltage Roug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23:50:45.323167227</meta:creation-date>
    <dc:date>2022-02-07T13:52:03.412015776</dc:date>
    <meta:editing-duration>PT32M44S</meta:editing-duration>
    <meta:editing-cycles>12</meta:editing-cycles>
    <meta:generator>LibreOffice/7.2.5.1$Linux_X86_64 LibreOffice_project/20$Build-1</meta:generator>
    <meta:document-statistic meta:table-count="0" meta:image-count="3" meta:object-count="0" meta:page-count="1" meta:paragraph-count="4" meta:word-count="8" meta:character-count="45" meta:non-whitespace-character-count="41"/>
  </office:meta>
</office:document-meta>
</file>